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bfd3" officeooo:paragraph-rsid="000ebf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1:17:23.490573150</meta:creation-date>
    <meta:generator>LibreOffice/5.1.6.2$Linux_X86_64 LibreOffice_project/10m0$Build-2</meta:generator>
    <dc:date>2019-07-11T00:03:46.076121624</dc:date>
    <meta:editing-duration>PT2H35M22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